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1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leTable" style:family="table">
      <style:table-properties style:width="17.013cm" fo:margin-left="0cm" table:align="left"/>
    </style:style>
    <style:style style:name="TitleTable.A" style:family="table-column">
      <style:table-column-properties style:column-width="6.403cm"/>
    </style:style>
    <style:style style:name="TitleTable.B" style:family="table-column">
      <style:table-column-properties style:column-width="4.93cm"/>
    </style:style>
    <style:style style:name="TitleTable.C" style:family="table-column">
      <style:table-column-properties style:column-width="5.68cm"/>
    </style:style>
    <style:style style:name="TitleTable.A1" style:family="table-cell">
      <style:table-cell-properties fo:padding="0cm" fo:border="none"/>
    </style:style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6" style:family="paragraph" style:parent-style-name="Default">
      <style:paragraph-properties fo:text-align="start" style:justify-single-word="false" style:text-autospace="none"/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7" style:family="paragraph" style:parent-style-name="Default">
      <style:paragraph-properties style:text-autospace="none"/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8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9" style:family="paragraph" style:parent-style-name="Default">
      <style:paragraph-properties fo:text-align="center" style:justify-single-word="false" style:text-autospace="none"/>
    </style:style>
    <style:style style:name="P10" style:family="paragraph" style:parent-style-name="Default">
      <style:paragraph-properties fo:text-align="start" style:justify-single-word="false" style:text-autospace="none"/>
    </style:style>
    <style:style style:name="P11" style:family="paragraph" style:parent-style-name="Default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12" style:family="paragraph" style:parent-style-name="Default">
      <style:paragraph-properties fo:text-align="center" style:justify-single-word="false" style:text-autospace="non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Default">
      <style:paragraph-properties fo:text-align="center" style:justify-single-word="false" style:text-autospace="none"/>
      <style:text-properties style:font-name="Times New Roman1" fo:font-size="11pt" fo:language="en" fo:country="US" style:text-underline-style="solid" style:text-underline-width="auto" style:text-underline-color="font-color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4" style:family="paragraph" style:parent-style-name="Default">
      <style:paragraph-properties style:text-autospace="none"/>
      <style:text-properties fo:color="#000000" style:text-line-through-style="none" style:font-name="Times New Roman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5" style:family="paragraph" style:parent-style-name="Default">
      <style:paragraph-properties style:text-autospace="none"/>
      <style:text-properties fo:color="#000000" style:font-name="Times New Roman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6" style:family="paragraph" style:parent-style-name="Default">
      <style:paragraph-properties style:text-autospace="none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P17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8" style:family="paragraph" style:parent-style-name="Default">
      <style:paragraph-properties fo:text-align="start" style:justify-single-word="false" style:text-autospace="none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9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0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Bookman Old Style" style:font-size-asian="11pt" style:font-weight-asian="normal" style:font-name-complex="Bookman Old Style" style:font-size-complex="11pt" style:font-weight-complex="normal"/>
    </style:style>
    <style:style style:name="P21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2" style:family="paragraph" style:parent-style-name="Default">
      <style:paragraph-properties style:text-autospace="none"/>
      <style:text-properties style:font-name="Times New Roman" fo:font-size="11pt" style:font-size-asian="11pt" style:font-size-complex="11pt"/>
    </style:style>
    <style:style style:name="P23" style:family="paragraph" style:parent-style-name="Default">
      <style:paragraph-properties fo:text-align="start" style:justify-single-word="false" style:text-autospace="none"/>
      <style:text-properties style:font-name="Times New Roman" fo:font-size="11pt" style:font-size-asian="11pt" style:font-size-complex="11pt"/>
    </style:style>
    <style:style style:name="P24" style:family="paragraph" style:parent-style-name="Default">
      <style:paragraph-properties fo:text-align="start" style:justify-single-word="false" style:text-autospace="none"/>
      <style:text-properties style:font-name="Times New Roman" fo:font-size="11pt" style:font-name-asian="Bookman Old Style" style:font-size-asian="11pt" style:font-name-complex="Bookman Old Style" style:font-size-complex="11pt"/>
    </style:style>
    <style:style style:name="P25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6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7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8" style:family="paragraph" style:parent-style-name="Default">
      <style:paragraph-properties fo:text-align="start" style:justify-single-word="false" style:text-autospace="none" style:writing-mode="lr-tb"/>
      <style:text-properties style:font-name="Times New Roman" fo:font-size="11pt" style:font-size-asian="11pt" style:font-size-complex="11pt"/>
    </style:style>
    <style:style style:name="P29" style:family="paragraph">
      <style:paragraph-properties fo:text-align="center"/>
    </style:style>
    <style:style style:name="T1" style:family="text">
      <style:text-properties fo:font-size="9pt" fo:language="en" fo:country="US" fo:font-style="italic"/>
    </style:style>
    <style:style style:name="T2" style:family="text">
      <style:text-properties fo:font-style="italic"/>
    </style:style>
    <style:style style:name="T3" style:family="text">
      <style:text-properties fo:color="#76923c" style:font-name="Comic Sans MS" fo:font-size="40pt" fo:language="en" fo:country="US" fo:font-style="italic" fo:font-weight="bold"/>
    </style:style>
    <style:style style:name="T4" style:family="text">
      <style:text-properties fo:color="#0070c0" style:font-name="Comic Sans MS" fo:font-size="12pt" fo:language="en" fo:country="US" fo:font-style="italic" fo:font-weight="bold"/>
    </style:style>
    <style:style style:name="T5" style:family="text">
      <style:text-properties style:font-name="Times New Roman2" fo:font-size="9pt" fo:font-style="italic"/>
    </style:style>
    <style:style style:name="T6" style:family="text">
      <style:text-properties style:font-name="Times New Roman2" fo:font-size="9pt" fo:language="en" fo:country="US" fo:font-style="italic"/>
    </style:style>
    <style:style style:name="T7" style:family="text">
      <style:text-properties fo:color="#000000" style:font-name="Bookman Old Style" fo:font-size="10pt" fo:language="en" fo:country="US" fo:font-weight="bold" style:font-name-asian="Bookman Old Style" style:font-size-asian="10pt" style:font-weight-asian="bold" style:font-name-complex="Bookman Old Style" style:font-size-complex="10pt" style:font-weight-complex="bold"/>
    </style:style>
    <style:style style:name="T8" style:family="text">
      <style:text-properties fo:color="#000000" style:font-name="Bookman Old Style" fo:font-size="10pt" fo:language="en" fo:country="US" fo:font-weight="normal" style:font-name-asian="Bookman Old Style" style:font-size-asian="10pt" style:font-weight-asian="normal" style:font-name-complex="Bookman Old Style" style:font-size-complex="10pt" style:font-weight-complex="normal"/>
    </style:style>
    <style:style style:name="T9" style:family="text">
      <style:text-properties fo:color="#000000" style:font-name="Bookman Old Style" fo:language="en" fo:country="US" fo:font-weight="normal" style:font-name-asian="Bookman Old Style" style:font-weight-asian="normal" style:font-name-complex="Bookman Old Style" style:font-weight-complex="normal"/>
    </style:style>
    <style:style style:name="T10" style:family="text">
      <style:text-properties fo:color="#000000" style:text-line-through-style="none" fo:language="en" fo:country="US" style:text-underline-style="none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color="#00000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2" style:family="text"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3" style:family="text">
      <style:text-properties fo:color="#000000"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4" style:family="text"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15" style:family="text">
      <style:text-properties fo:color="#000000" style:font-name="Times New Roman1" style:font-name-asian="Times New Roman1" style:font-name-complex="Times New Roman1"/>
    </style:style>
    <style:style style:name="T16" style:family="text">
      <style:text-properties fo:color="#000000" style:font-name="Times New Roman1" fo:font-weight="bold" style:font-name-asian="Times New Roman1" style:font-weight-asian="bold" style:font-name-complex="Times New Roman1" style:font-weight-complex="bold"/>
    </style:style>
    <style:style style:name="T17" style:family="text">
      <style:text-properties fo:color="#000000" style:font-name="Times New Roman1" fo:font-weight="normal" style:font-name-asian="Times New Roman1" style:font-weight-asian="normal" style:font-name-complex="Times New Roman1" style:font-weight-complex="normal"/>
    </style:style>
    <style:style style:name="T18" style:family="text">
      <style:text-properties fo:color="#000000" fo:language="en" fo:country="US" fo:font-weight="normal" style:font-name-asian="Bookman Old Style" style:font-weight-asian="normal" style:font-name-complex="Bookman Old Style" style:font-weight-complex="normal"/>
    </style:style>
    <style:style style:name="T19" style:family="text">
      <style:text-properties fo:color="#000000" fo:language="en" fo:country="US" fo:font-weight="normal" style:font-name-asian="Times New Roman1" style:font-weight-asian="normal" style:font-name-complex="Times New Roman1" style:font-weight-complex="normal"/>
    </style:style>
    <style:style style:name="T20" style:family="text">
      <style:text-properties fo:color="#000000" fo:language="en" fo:country="US" fo:font-weight="normal" style:font-name-asian="Courier New" style:font-weight-asian="normal" style:font-name-complex="Courier New" style:font-weight-complex="normal"/>
    </style:style>
    <style:style style:name="T21" style:family="text">
      <style:text-properties fo:color="#000000" fo:language="en" fo:country="US" fo:font-weight="bold" style:font-name-asian="Bookman Old Style" style:font-weight-asian="bold" style:font-name-complex="Bookman Old Style" style:font-weight-complex="bold"/>
    </style:style>
    <style:style style:name="T22" style:family="text">
      <style:text-properties fo:color="#000000"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3" style:family="text">
      <style:text-properties fo:color="#000000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24" style:family="text">
      <style:text-properties fo:color="#000000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25" style:family="text">
      <style:text-properties fo:color="#000000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26" style:family="text">
      <style:text-properties fo:color="#000000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7" style:family="text">
      <style:text-properties fo:color="#000000" fo:font-size="10pt" fo:language="en" fo:country="US" fo:font-weight="bold" style:font-name-asian="Bookman Old Style" style:font-size-asian="10pt" style:font-weight-asian="bold" style:font-name-complex="Bookman Old Style" style:font-size-complex="10pt" style:font-weight-complex="bold"/>
    </style:style>
    <style:style style:name="T28" style:family="text">
      <style:text-properties fo:color="#000000" fo:font-weight="bold" style:font-name-asian="Times New Roman1" style:font-weight-asian="bold" style:font-name-complex="Times New Roman1" style:font-weight-complex="bold"/>
    </style:style>
    <style:style style:name="T29" style:family="text">
      <style:text-properties fo:color="#000000" fo:font-weight="normal" style:font-name-asian="Times New Roman1" style:font-weight-asian="normal" style:font-name-complex="Times New Roman1" style:font-weight-complex="normal"/>
    </style:style>
    <style:style style:name="T30" style:family="text">
      <style:text-properties fo:color="#000000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31" style:family="text">
      <style:text-properties fo:color="#000000" style:font-name-asian="Times New Roman1" style:font-name-complex="Times New Roman1"/>
    </style:style>
    <style:style style:name="T32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33" style:family="text">
      <style:text-properties style:text-line-through-style="none" fo:language="en" fo:country="US" style:text-underline-style="none" fo:font-weight="normal" fo:background-color="transparent" style:font-name-asian="Courier New" style:font-weight-asian="normal" style:font-name-complex="Courier New" style:font-weight-complex="normal"/>
    </style:style>
    <style:style style:name="T34" style:family="text">
      <style:text-properties style:text-line-through-style="none" fo:language="en" fo:country="US" style:text-underline-style="none" fo:font-weight="normal" style:font-name-asian="Courier New" style:font-weight-asian="normal" style:font-name-complex="Courier New" style:font-weight-complex="normal"/>
    </style:style>
    <style:style style:name="T35" style:family="text">
      <style:text-properties style:text-line-through-style="none" style:font-name="Courier New" fo:font-size="10pt" fo:language="en" fo:country="US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6" style:family="text">
      <style:text-properties style:text-line-through-style="none" style:font-name="Courier New" fo:font-size="10pt" fo:language="en" fo:country="US" style:text-underline-style="none" fo:font-weight="normal" fo:background-color="transparent" style:font-name-asian="Courier New" style:font-size-asian="10pt" style:font-weight-asian="normal" style:font-name-complex="Courier New" style:font-size-complex="10pt" style:font-weight-complex="normal"/>
    </style:style>
    <style:style style:name="T37" style:family="text">
      <style:text-properties style:text-line-through-style="none" fo:font-size="10pt" fo:language="en" fo:country="US" style:text-underline-style="none" fo:font-weight="normal" fo:background-color="transparent" style:font-name-asian="Courier New" style:font-size-asian="10pt" style:font-weight-asian="normal" style:font-name-complex="Courier New" style:font-size-complex="10pt" style:font-weight-complex="normal"/>
    </style:style>
    <style:style style:name="T38" style:family="text">
      <style:text-properties style:text-line-through-style="none" fo:font-size="10pt" fo:language="en" fo:country="US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9" style:family="text">
      <style:text-properties style:text-line-through-style="none" style:text-underline-style="none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43" style:family="text">
      <style:text-properties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language="en" fo:country="US" fo:font-weight="normal" style:font-weight-asian="normal" style:font-weight-complex="normal"/>
    </style:style>
    <style:style style:name="T46" style:family="text">
      <style:text-properties fo:language="en" fo:country="US" fo:font-weight="normal" fo:background-color="transparent" style:font-name-asian="Courier New" style:font-weight-asian="normal" style:font-name-complex="Courier New" style:font-weight-complex="normal"/>
    </style:style>
    <style:style style:name="T47" style:family="text">
      <style:text-properties fo:color="#0000c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48" style:family="text">
      <style:text-properties fo:background-color="transparent" style:font-name-asian="Courier New" style:font-name-complex="Courier New"/>
    </style:style>
    <style:style style:name="T49" style:family="text"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T50" style:family="text">
      <style:text-properties style:font-name="Courier New" fo:font-size="10pt" fo:language="en" fo:country="US" fo:font-weight="normal" fo:background-color="transparent" style:font-name-asian="Courier New" style:font-size-asian="10pt" style:font-weight-asian="normal" style:font-name-complex="Courier New" style:font-size-complex="10pt" style:font-weight-complex="normal"/>
    </style:style>
    <style:style style:name="T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" style:family="text">
      <style:text-properties fo:color="#2a00ff"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T53" style:family="text">
      <style:text-properties fo:font-size="10pt" style:font-name-asian="Courier New" style:font-size-asian="10pt" style:font-name-complex="Courier New" style:font-size-complex="10pt"/>
    </style:style>
    <style:style style:name="T54" style:family="text">
      <style:text-properties fo:font-size="10pt" fo:background-color="transparent" style:font-name-asian="Courier New" style:font-size-asian="10pt" style:font-name-complex="Courier New" style:font-size-complex="10pt"/>
    </style:style>
    <style:style style:name="T55" style:family="text">
      <style:text-properties fo:font-size="10pt" fo:language="en" fo:country="US" fo:font-weight="normal" fo:background-color="transparent" style:font-name-asian="Courier New" style:font-size-asian="10pt" style:font-weight-asian="normal" style:font-name-complex="Courier New" style:font-size-complex="10pt" style:font-weight-complex="normal"/>
    </style:style>
    <style:style style:name="T56" style:family="text">
      <style:text-properties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line text:anchor-type="paragraph" draw:z-index="0" draw:style-name="gr1" draw:text-style-name="P29" svg:x1="0.205cm" svg:y1="1.787cm" svg:x2="16.477cm" svg:y2="1.787cm"><text:p/></draw:line><text:span text:style-name="T3">Document LLS</text:span> <text:span text:style-name="T4">SURVEYS (NOVOROSSIYSK)</text:span> </text:p>
      <table:table table:name="TitleTable" table:style-name="TitleTable">
        <table:table-column table:style-name="TitleTable.A"/>
        <table:table-column table:style-name="TitleTable.B"/>
        <table:table-column table:style-name="TitleTable.C"/>
        <table:table-row>
          <table:table-cell table:style-name="TitleTable.A1" office:value-type="string">
            <text:p text:style-name="P3"><text:span text:style-name="T5">6 </text:span><text:span text:style-name="T6">Pryamaya</text:span><text:span text:style-name="T2"> </text:span><text:span text:style-name="T6">Str</text:span><text:span text:style-name="T5">. </text:span><text:span text:style-name="T6">Novorossiysk <text:s/>353923, Russia</text:span> </text:p>
          </table:table-cell>
          <table:table-cell table:style-name="TitleTable.A1" office:value-type="string">
            <text:p text:style-name="P3"><text:span text:style-name="T6">Tel: 8-961-51-00-392 (Ekaterina)</text:span> </text:p>
          </table:table-cell>
          <table:table-cell table:style-name="TitleTable.A1" office:value-type="string">
            <text:p text:style-name="P3"><text:span text:style-name="T6">E-mail: </text:span><text:a xlink:type="simple" xlink:href="mailto:doka-inspekcia.@yandex.ru"><text:span text:style-name="T40">doka-inspekcia.@yandex.ru</text:span></text:a><text:span text:style-name="T40"> </text:span></text:p>
          </table:table-cell>
        </table:table-row>
        <table:table-row>
          <table:table-cell table:style-name="TitleTable.A1" office:value-type="string">
            <text:p text:style-name="P3"><text:span text:style-name="T5">РФ, 353923, г. Новороссийск, ул. Прямая 6</text:span> </text:p>
          </table:table-cell>
          <table:table-cell table:style-name="TitleTable.A1" office:value-type="string">
            <text:p text:style-name="P4"><text:span text:style-name="T5"><text:s text:c="3"/>Тел: 8 918 644 46 28</text:span> </text:p>
          </table:table-cell>
          <table:table-cell table:style-name="TitleTable.A1" office:value-type="string">
            <text:p text:style-name="P3"/>
          </table:table-cell>
        </table:table-row>
      </table:table>
      <text:p text:style-name="P2"><text:a xlink:type="simple" xlink:href="mailto:doka-inspekcia.@yandex.ru"><text:span text:style-name="T1"/></text:a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<text:s/><text:span text:style-name="T11">Applicants for survey: </text:span></text:p>
            <text:p text:style-name="P10"><text:span text:style-name="T11">Company </text:span><text:span text:style-name="T12">CJSC «Tander» </text:span></text:p>
            <text:p text:style-name="P8"/>
            <text:p text:style-name="P10"><text:s/><text:span text:style-name="T11">Address </text:span></text:p>
            <text:p text:style-name="P6">CJSC “Tander” </text:p>
            <text:p text:style-name="P6">185 Levanevskogo Street </text:p>
            <text:p text:style-name="P6">Krasnodar, 350002 </text:p>
            <text:p text:style-name="P6">Russia </text:p>
            <text:p text:style-name="P5"/>
          </table:table-cell>
          <table:table-cell table:style-name="Таблица1.A1" office:value-type="string">
            <text:p text:style-name="P10"><text:s/><text:span text:style-name="T11">Заказчик инспекции: </text:span></text:p>
            <text:p text:style-name="P10"><text:span text:style-name="T11">Компания</text:span><text:span text:style-name="T12"> ЗAO «Тандер» </text:span></text:p>
            <text:p text:style-name="P6"/>
            <text:p text:style-name="P10"><text:s/><text:span text:style-name="T11">Адрес </text:span></text:p>
            <text:p text:style-name="P10"><text:span text:style-name="T11">З</text:span><text:span text:style-name="T12">AO «Тандер» </text:span></text:p>
            <text:p text:style-name="P6">Россия </text:p>
            <text:p text:style-name="P6">350002 Краснодар </text:p>
            <text:p text:style-name="P6">ул. Леваневского 185 </text:p>
            <text:p text:style-name="P7"/>
          </table:table-cell>
        </table:table-row>
      </table:table>
      <text:p text:style-name="P9"><text:s/><text:span text:style-name="T41">CARGO SURVEY REPORT </text:span></text:p>
      <text:p text:style-name="P11"><text:span text:style-name="T42">№ </text:span><text:span text:style-name="T43">{$Report}</text:span></text:p>
      <text:p text:style-name="P12">ОТЧЕТ ОБ ИНСПЕКЦИИ ГРУЗА </text:p>
      <text:p text:style-name="P11"><text:span text:style-name="T42">№ </text:span><text:span text:style-name="T43">{$Report}</text:span></text:p>
      <text:p text:style-name="P1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6">Container:</text:p>
            <text:p text:style-name="P25">{$number}</text:p>
            <text:p text:style-name="P14"/>
            <text:p text:style-name="P22"><text:span text:style-name="T28">Seal: </text:span><text:span text:style-name="T10">{$inspection.actualSeal}</text:span><text:span text:style-name="T29"> </text:span></text:p>
            <text:p text:style-name="P15"/>
            <text:p text:style-name="P22"><text:span text:style-name="T28">Description of Goods</text:span><text:span text:style-name="T29">: </text:span><text:span text:style-name="T19">{$actualCondition.cargoes}</text:span></text:p>
            <text:p text:style-name="P14"/>
            <text:p text:style-name="P22"><text:span text:style-name="T28">Vessel: </text:span><text:span text:style-name="T18">{$voyage.vessel.name}</text:span><text:span text:style-name="T29"> </text:span></text:p>
            <text:p text:style-name="P14"/>
            <text:p text:style-name="P22"><text:span text:style-name="T28">Bill of Lading: </text:span><text:span text:style-name="T19">{$billOfLadings}</text:span></text:p>
            <text:p text:style-name="P14"/>
            <text:p text:style-name="P22"><text:span text:style-name="T28">Port and day of loading: </text:span><text:span text:style-name="T19">{$loadingPort.englishName}</text:span><text:span text:style-name="T29"> </text:span></text:p>
            <text:p text:style-name="P16"><text:span text:style-name="T45">{$loadingDate} </text:span></text:p>
            <text:p text:style-name="P17">Port and day of unloading: </text:p>
            <text:p text:style-name="P16"><text:span text:style-name="T32">{$dischargePort.englishName}</text:span></text:p>
            <text:p text:style-name="P16"><text:span text:style-name="T32">{$dischargeDate}</text:span></text:p>
            <text:p text:style-name="P15"/>
            <text:p text:style-name="P17">Shipper: </text:p>
            <text:p text:style-name="P22"><text:span text:style-name="T19">{$Consignor}</text:span><text:span text:style-name="T29"> </text:span></text:p>
            <text:p text:style-name="P17"/>
            <text:p text:style-name="P22"><text:span text:style-name="T28">Order №: </text:span><text:span text:style-name="T21">{$orders}</text:span><text:span text:style-name="T28"> <text:s/></text:span></text:p>
            <text:p text:style-name="P22"/>
            <text:p text:style-name="P22"><text:span text:style-name="T28">Invoice №:</text:span><text:span text:style-name="T31"> </text:span><text:span text:style-name="T21">{$invoices}</text:span><text:span text:style-name="T28"> <text:s/></text:span></text:p>
            <text:p text:style-name="P14"/>
            <text:p text:style-name="P17">Receiver: </text:p>
            <text:p text:style-name="P15">CJSC “Tander” </text:p>
            <text:p text:style-name="P15">185 Levanevskogo Street </text:p>
            <text:p text:style-name="P15">350002 Krasnodar,</text:p>
            <text:p text:style-name="P15">Russia </text:p>
            <text:p text:style-name="P14"/>
            <text:p text:style-name="P22"><text:span text:style-name="T28">Date of inspection request</text:span><text:span text:style-name="T29">: </text:span><text:span text:style-name="T10">{$inspection.surveyRequestDate}</text:span></text:p>
            <text:p text:style-name="P22"><text:span text:style-name="T28">Date of Survey Conducted</text:span><text:span text:style-name="T29">: </text:span><text:span text:style-name="T10">{$inspection.surveyDate}</text:span></text:p>
            <text:p text:style-name="P15"><text:span text:style-name="T44">Place of survey: </text:span></text:p>
            <text:p text:style-name="P19"><text:span text:style-name="T39">{$inspection.surveyPlace.englishName}</text:span></text:p>
          </table:table-cell>
          <table:table-cell table:style-name="Таблица2.A1" office:value-type="string">
            <text:p text:style-name="P27">Контейнер:</text:p>
            <text:p text:style-name="P25">{$number}</text:p>
            <text:p text:style-name="P25"/>
            <text:p text:style-name="P28"><text:span text:style-name="T28">Пломба: </text:span><text:span text:style-name="T10">{$inspection.actualSeal}</text:span></text:p>
            <text:p text:style-name="P25"/>
            <text:p text:style-name="P22"><text:span text:style-name="T28">Груз</text:span><text:span text:style-name="T29">: <text:s/></text:span><text:span text:style-name="T19">{$actualCondition.cargoes}</text:span></text:p>
            <text:p text:style-name="P22"><text:span text:style-name="T19"/></text:p>
            <text:p text:style-name="P22"><text:span text:style-name="T28">Судно: </text:span><text:span text:style-name="T18">{$voyage.vessel.name}</text:span></text:p>
            <text:p text:style-name="P20"/>
            <text:p text:style-name="P22"><text:span text:style-name="T28">Коносамент: </text:span><text:span text:style-name="T19">{$billOfLadings}</text:span></text:p>
            <text:p text:style-name="P15"/>
            <text:p text:style-name="P22"><text:span text:style-name="T28">Порт и дата отгрузки: </text:span><text:span text:style-name="T19">{$loadingPort.name}</text:span></text:p>
            <text:p text:style-name="P19">{$loadingDate}</text:p>
            <text:p text:style-name="P17">Порт и дата выгрузки: </text:p>
            <text:p text:style-name="P19"><text:span text:style-name="T39">{$dischargePort.name}</text:span></text:p>
            <text:p text:style-name="P19"><text:span text:style-name="T39">{$dischargeDate}</text:span></text:p>
            <text:p text:style-name="P15"/>
            <text:p text:style-name="P17">Отправитель:</text:p>
            <text:p text:style-name="P19">{$Consignor}</text:p>
            <text:p text:style-name="P25"/>
            <text:p text:style-name="P23"><text:span text:style-name="T28">Заказ №: </text:span><text:span text:style-name="T21">{$orders}</text:span><text:span text:style-name="T28"> </text:span></text:p>
            <text:p text:style-name="P18"/>
            <text:p text:style-name="P23"><text:span text:style-name="T28">Инвойс №: </text:span><text:span text:style-name="T21">{$invoices}</text:span><text:span text:style-name="T28"> </text:span></text:p>
            <text:p text:style-name="P18"/>
            <text:p text:style-name="P17">Получатель: </text:p>
            <text:p text:style-name="P15">ЗАО «Тандер» </text:p>
            <text:p text:style-name="P15">Россия </text:p>
            <text:p text:style-name="P15">350002 Краснодар</text:p>
            <text:p text:style-name="P15"><text:s/>ул. Леваневского 185 </text:p>
            <text:p text:style-name="P23"/>
            <text:p text:style-name="P22"><text:span text:style-name="T28">Дата заявки на инспекцию:</text:span><text:span text:style-name="T10">{$inspection.surveyRequestDate}</text:span></text:p>
            <text:p text:style-name="P22"><text:span text:style-name="T28">Дата проведения инспекции: </text:span><text:span text:style-name="T10">{$inspection.surveyDate}</text:span><text:span text:style-name="T29"> </text:span></text:p>
            <text:p text:style-name="P17">Место инспекции: </text:p>
            <text:p text:style-name="P19"><text:span text:style-name="T39">{$inspection.surveyPlace.russianName}</text:span></text:p>
            <text:p text:style-name="P24"/>
          </table:table-cell>
        </table:table-row>
      </table:table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1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8-18T14:34:14</dc:date>
    <meta:editing-duration>PT11H18M29S</meta:editing-duration>
    <meta:editing-cycles>85</meta:editing-cycles>
    <meta:generator>LibreOffice/3.3$Win32 LibreOffice_project/330m19$Build-301</meta:generator>
    <meta:document-statistic meta:table-count="3" meta:image-count="0" meta:object-count="0" meta:page-count="2" meta:paragraph-count="73" meta:word-count="184" meta:character-count="1667"/>
  </office:meta>
</office:document-meta>
</file>